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9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4"/>
          <table:table-cell table:style-name="ce1" office:value-type="string" calcext:value-type="string">
            <text:p>E</text:p>
          </table:table-cell>
          <table:table-cell office:value-type="string" calcext:value-type="string">
            <text:p>Ch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float" office:value="4238" calcext:value-type="float">
            <text:p>4238</text:p>
          </table:table-cell>
          <table:table-cell table:style-name="ce3" office:value-type="float" office:value="746.558" calcext:value-type="float">
            <text:p>746.56</text:p>
          </table:table-cell>
          <table:table-cell/>
          <table:table-cell office:value-type="string" calcext:value-type="string">
            <text:p>m</text:p>
          </table:table-cell>
          <table:table-cell table:formula="of:=SLOPE([.E6:.E7];[.F6:.F7])" office:value-type="float" office:value="-19.5112407512806" calcext:value-type="float">
            <text:p>-19.5112407513</text:p>
          </table:table-cell>
        </table:table-row>
        <table:table-row table:style-name="ro1">
          <table:table-cell table:number-columns-repeated="4"/>
          <table:table-cell office:value-type="float" office:value="6432" calcext:value-type="float">
            <text:p>6432</text:p>
          </table:table-cell>
          <table:table-cell table:style-name="ce3" office:value-type="float" office:value="634.11" calcext:value-type="float">
            <text:p>634.11</text:p>
          </table:table-cell>
          <table:table-cell/>
          <table:table-cell office:value-type="string" calcext:value-type="string">
            <text:p>q</text:p>
          </table:table-cell>
          <table:table-cell table:formula="of:=INTERCEPT([.E6:.E7];[.F6:.F7])" office:value-type="float" office:value="18804.2728727945" calcext:value-type="float">
            <text:p>18804.272872794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formula="of:=[.$I$6]*[.F9]+[.$I$7]" office:value-type="float" office:value="9300.60114897553" calcext:value-type="float">
            <text:p>9300.6011489755</text:p>
          </table:table-cell>
          <table:table-cell table:style-name="ce3" office:value-type="float" office:value="487.087" calcext:value-type="float">
            <text:p>487.09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$I$6]*[.F10]+[.$I$7]" office:value-type="float" office:value="4443.99967985202" calcext:value-type="float">
            <text:p>4443.999679852</text:p>
          </table:table-cell>
          <table:table-cell office:value-type="float" office:value="736" calcext:value-type="float">
            <text:p>736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$I$6]*[.F11]+[.$I$7]" office:value-type="float" office:value="4112.30858708025" calcext:value-type="float">
            <text:p>4112.3085870803</text:p>
          </table:table-cell>
          <table:table-cell office:value-type="float" office:value="753" calcext:value-type="float">
            <text:p>753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$I$6]*[.F12]+[.$I$7]" office:value-type="float" office:value="6004.89893995447" calcext:value-type="float">
            <text:p>6004.8989399545</text:p>
          </table:table-cell>
          <table:table-cell office:value-type="float" office:value="656" calcext:value-type="float">
            <text:p>656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$I$6]*[.F13]+[.$I$7]" office:value-type="float" office:value="7409.70827404667" calcext:value-type="float">
            <text:p>7409.7082740467</text:p>
          </table:table-cell>
          <table:table-cell office:value-type="float" office:value="584" calcext:value-type="float">
            <text:p>584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$I$6]*[.F14]+[.$I$7]" office:value-type="float" office:value="7663.35440381332" calcext:value-type="float">
            <text:p>7663.3544038133</text:p>
          </table:table-cell>
          <table:table-cell office:value-type="float" office:value="571" calcext:value-type="float">
            <text:p>571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$I$6]*[.F15]+[.$I$7]" office:value-type="float" office:value="8385.2703116107" calcext:value-type="float">
            <text:p>8385.2703116107</text:p>
          </table:table-cell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$I$6]*[.F16]+[.$I$7]" office:value-type="float" office:value="8502.33775611838" calcext:value-type="float">
            <text:p>8502.3377561184</text:p>
          </table:table-cell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5"/>
          <table:table-cell table:style-name="ce3" office:value-type="float" office:value="746.558" calcext:value-type="float">
            <text:p>746.56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3" office:value-type="float" office:value="634.11" calcext:value-type="float">
            <text:p>634.1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3" office:value-type="float" office:value="487.087" calcext:value-type="float">
            <text:p>487.09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 table:number-columns-repeated="5"/>
          <table:table-cell table:style-name="ce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16:37:21.484881463</meta:creation-date>
    <dc:date>2017-03-14T18:15:59.151617371</dc:date>
    <meta:editing-duration>PT34M34S</meta:editing-duration>
    <meta:editing-cycles>1</meta:editing-cycles>
    <meta:document-statistic meta:table-count="1" meta:cell-count="29" meta:object-count="0"/>
    <meta:generator>LibreOffice/5.1.6.2$Linux_X86_64 LibreOffice_project/10m0$Build-2</meta:generator>
  </office:meta>
</office:document-meta>
</file>